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Object 17/content.xml" manifest:media-type="text/xml"/>
  <manifest:file-entry manifest:full-path="Object 17/settings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Liberation Sans3" svg:font-family="'Liberation Sans'" style:font-adornments="Regular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rial Rounded MT Bold" svg:font-family="'Arial Rounded MT Bold'" style:font-adornments="Regular" style:font-pitch="variable"/>
    <style:font-face style:name="Liberation Mono1" svg:font-family="'Liberation Mono'" style:font-adornments="Bold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>
        <style:tab-stops>
          <style:tab-stop style:position="3.5043in" style:type="center"/>
          <style:tab-stop style:position="6.9244in" style:type="right"/>
        </style:tab-stops>
      </style:paragraph-properties>
      <style:text-properties officeooo:rsid="0050f0df" officeooo:paragraph-rsid="007deb7f"/>
    </style:style>
    <style:style style:name="P2" style:family="paragraph" style:parent-style-name="Footer">
      <style:paragraph-properties>
        <style:tab-stops>
          <style:tab-stop style:position="3.5591in" style:type="center"/>
          <style:tab-stop style:position="6.9366in" style:type="right"/>
        </style:tab-stops>
      </style:paragraph-properties>
      <style:text-properties officeooo:paragraph-rsid="0050f0df"/>
    </style:style>
    <style:style style:name="P3" style:family="paragraph" style:parent-style-name="Text_20_body">
      <style:text-properties officeooo:rsid="009e5c92" officeooo:paragraph-rsid="009e5c92"/>
    </style:style>
    <style:style style:name="P4" style:family="paragraph" style:parent-style-name="Text_20_body">
      <style:text-properties officeooo:rsid="00a1e4d4" officeooo:paragraph-rsid="009bb3ac"/>
    </style:style>
    <style:style style:name="P5" style:family="paragraph" style:parent-style-name="Text_20_body">
      <style:text-properties officeooo:rsid="00a0e80c" officeooo:paragraph-rsid="00a0e80c"/>
    </style:style>
    <style:style style:name="P6" style:family="paragraph" style:parent-style-name="Text_20_body">
      <style:text-properties fo:font-weight="bold" officeooo:rsid="00a0e80c" officeooo:paragraph-rsid="00a0e80c" style:font-weight-asian="bold" style:font-weight-complex="bold"/>
    </style:style>
    <style:style style:name="P7" style:family="paragraph" style:parent-style-name="Text_20_body">
      <style:text-properties officeooo:rsid="00a4c644" officeooo:paragraph-rsid="00a4c644"/>
    </style:style>
    <style:style style:name="P8" style:family="paragraph" style:parent-style-name="Text_20_body">
      <style:text-properties officeooo:paragraph-rsid="00a4c644"/>
    </style:style>
    <style:style style:name="P9" style:family="paragraph" style:parent-style-name="Text_20_body">
      <style:text-properties style:font-name="Liberation Sans1" fo:font-style="normal" fo:font-weight="normal" officeooo:rsid="00a0e80c" officeooo:paragraph-rsid="00a0e80c" style:font-style-asian="normal" style:font-weight-asian="normal" style:font-style-complex="normal" style:font-weight-complex="normal"/>
    </style:style>
    <style:style style:name="P10" style:family="paragraph" style:parent-style-name="Text_20_body">
      <style:text-properties style:font-name="Liberation Sans3" fo:font-style="normal" officeooo:rsid="00a0e80c" officeooo:paragraph-rsid="00a57b84" style:font-style-asian="normal" style:font-style-complex="normal"/>
    </style:style>
    <style:style style:name="P11" style:family="paragraph" style:parent-style-name="Text_20_body">
      <style:text-properties style:font-name="Liberation Sans3" fo:font-style="normal" officeooo:rsid="00a57b84" officeooo:paragraph-rsid="00a57b84" style:font-style-asian="normal" style:font-style-complex="normal"/>
    </style:style>
    <style:style style:name="P12" style:family="paragraph" style:parent-style-name="Text_20_body">
      <style:text-properties style:font-name="Liberation Sans3" fo:font-style="normal" officeooo:rsid="00a77200" officeooo:paragraph-rsid="00a57b84" style:font-style-asian="normal" style:font-style-complex="normal"/>
    </style:style>
    <style:style style:name="P13" style:family="paragraph" style:parent-style-name="Table_20_Heading">
      <style:text-properties officeooo:rsid="00a31b8f" officeooo:paragraph-rsid="00a31b8f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Heading_20_1">
      <style:text-properties officeooo:rsid="00ae1d91" officeooo:paragraph-rsid="009bb3ac"/>
    </style:style>
    <style:style style:name="P16" style:family="paragraph" style:parent-style-name="Heading_20_1">
      <style:text-properties officeooo:rsid="00a0e80c" officeooo:paragraph-rsid="00a0e80c"/>
    </style:style>
    <style:style style:name="P17" style:family="paragraph" style:parent-style-name="Heading_20_2">
      <style:text-properties officeooo:rsid="00a4c644"/>
    </style:style>
    <style:style style:name="P18" style:family="paragraph" style:parent-style-name="Heading_20_2">
      <style:text-properties officeooo:rsid="00a9dc99" officeooo:paragraph-rsid="00a9dc99"/>
    </style:style>
    <style:style style:name="P19" style:family="paragraph" style:parent-style-name="Text_20_body" style:list-style-name="Numbering_20_1">
      <style:text-properties officeooo:paragraph-rsid="00a57b84"/>
    </style:style>
    <style:style style:name="P20" style:family="paragraph" style:parent-style-name="Text_20_body" style:list-style-name="Numbering_20_1">
      <style:text-properties officeooo:paragraph-rsid="00a5abe9"/>
    </style:style>
    <style:style style:name="P21" style:family="paragraph" style:parent-style-name="Text_20_body" style:list-style-name="Numbering_20_1">
      <style:text-properties officeooo:paragraph-rsid="00a9dc99"/>
    </style:style>
    <style:style style:name="P22" style:family="paragraph" style:parent-style-name="Text_20_body" style:list-style-name="Numbering_20_1">
      <style:text-properties officeooo:rsid="00a57b84" officeooo:paragraph-rsid="00a57b84"/>
    </style:style>
    <style:style style:name="P23" style:family="paragraph" style:parent-style-name="Text_20_body" style:list-style-name="Numbering_20_1">
      <style:text-properties style:font-name="Liberation Sans3" fo:font-style="normal" officeooo:rsid="00a57b84" officeooo:paragraph-rsid="00a57b84" style:font-style-asian="normal" style:font-style-complex="normal"/>
    </style:style>
    <style:style style:name="P24" style:family="paragraph" style:parent-style-name="Text_20_body" style:list-style-name="Numbering_20_1">
      <style:text-properties officeooo:rsid="00a77200" officeooo:paragraph-rsid="00a77200"/>
    </style:style>
    <style:style style:name="P25" style:family="paragraph" style:parent-style-name="Text_20_body">
      <style:text-properties officeooo:rsid="00a4c644" officeooo:paragraph-rsid="00a9dc99"/>
    </style:style>
    <style:style style:name="T1" style:family="text">
      <style:text-properties officeooo:rsid="009bb3ac"/>
    </style:style>
    <style:style style:name="T2" style:family="text">
      <style:text-properties officeooo:rsid="009e5c92"/>
    </style:style>
    <style:style style:name="T3" style:family="text">
      <style:text-properties style:font-name="Liberation Serif1" officeooo:rsid="0050f0df" style:font-name-asian="Liberation Serif1" style:font-name-complex="Liberation Serif1"/>
    </style:style>
    <style:style style:name="T4" style:family="text">
      <style:text-properties style:font-name="Liberation Serif" officeooo:rsid="0050f0df" style:font-name-asian="Arial Unicode MS" style:font-name-complex="Arial Unicode MS"/>
    </style:style>
    <style:style style:name="T5" style:family="text">
      <style:text-properties style:font-name="Liberation Serif" officeooo:rsid="007e5b1a" style:font-name-asian="Arial Unicode MS" style:font-name-complex="Arial Unicode MS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a4c644" style:font-style-asian="italic" style:font-style-complex="italic"/>
    </style:style>
    <style:style style:name="T8" style:family="text">
      <style:text-properties style:text-position="super 58%" style:font-name="Liberation Sans1" fo:font-style="normal" officeooo:rsid="00aadd76" style:font-style-asian="normal" style:font-style-complex="normal"/>
    </style:style>
    <style:style style:name="T9" style:family="text">
      <style:text-properties style:text-position="super 58%" style:font-name="Liberation Sans1" fo:font-style="normal" officeooo:rsid="009ea70b" style:font-style-asian="normal" style:font-style-complex="normal"/>
    </style:style>
    <style:style style:name="T10" style:family="text">
      <style:text-properties style:font-name="Liberation Sans1" fo:font-style="normal" style:font-style-asian="normal" style:font-style-complex="normal"/>
    </style:style>
    <style:style style:name="T11" style:family="text">
      <style:text-properties style:font-name="Liberation Sans1" fo:font-style="normal" officeooo:rsid="00a6e0e3" style:font-style-asian="normal" style:font-style-complex="normal"/>
    </style:style>
    <style:style style:name="T12" style:family="text">
      <style:text-properties style:font-name="Liberation Sans1" fo:font-style="normal" officeooo:rsid="00aa05d8" style:font-style-asian="normal" style:font-style-complex="normal"/>
    </style:style>
    <style:style style:name="T13" style:family="text">
      <style:text-properties style:font-name="Liberation Sans1" fo:font-style="normal" officeooo:rsid="00aadd76" style:font-style-asian="normal" style:font-style-complex="normal"/>
    </style:style>
    <style:style style:name="T14" style:family="text">
      <style:text-properties style:font-name="Liberation Sans1" fo:font-style="normal" officeooo:rsid="00ac1e08" style:font-style-asian="normal" style:font-style-complex="normal"/>
    </style:style>
    <style:style style:name="T15" style:family="text">
      <style:text-properties style:font-name="Liberation Sans1" fo:font-style="normal" officeooo:rsid="00acc45a" style:font-style-asian="normal" style:font-style-complex="normal"/>
    </style:style>
    <style:style style:name="T16" style:family="text">
      <style:text-properties style:font-name="Liberation Sans1" fo:font-style="normal" officeooo:rsid="00ae1d91" style:font-style-asian="normal" style:font-style-complex="normal"/>
    </style:style>
    <style:style style:name="T17" style:family="text">
      <style:text-properties style:font-name="Liberation Sans1" fo:font-style="normal" officeooo:rsid="009ea70b" style:font-style-asian="normal" style:font-style-complex="normal"/>
    </style:style>
    <style:style style:name="T18" style:family="text">
      <style:text-properties style:font-name="Liberation Sans1" fo:font-style="normal" officeooo:rsid="009f4b8a" style:font-style-asian="normal" style:font-style-complex="normal"/>
    </style:style>
    <style:style style:name="T19" style:family="text">
      <style:text-properties style:font-name="Liberation Sans1" fo:font-style="normal" officeooo:rsid="00a9858a" style:font-style-asian="normal" style:font-style-complex="normal"/>
    </style:style>
    <style:style style:name="T20" style:family="text">
      <style:text-properties style:font-name="Liberation Sans1" fo:font-style="normal" fo:font-weight="normal" style:font-style-asian="normal" style:font-weight-asian="normal" style:font-style-complex="normal" style:font-weight-complex="normal"/>
    </style:style>
    <style:style style:name="T21" style:family="text">
      <style:text-properties style:font-name="Liberation Sans1" fo:font-style="normal" fo:font-weight="normal" officeooo:rsid="009ea70b" style:font-style-asian="normal" style:font-weight-asian="normal" style:font-style-complex="normal" style:font-weight-complex="normal"/>
    </style:style>
    <style:style style:name="T22" style:family="text">
      <style:text-properties style:font-name="Liberation Sans1" fo:font-style="italic" officeooo:rsid="00a6e0e3" style:font-style-asian="italic" style:font-style-complex="italic"/>
    </style:style>
    <style:style style:name="T23" style:family="text">
      <style:text-properties style:font-name="Liberation Sans1" fo:font-style="italic" officeooo:rsid="00ac1e08" style:font-style-asian="italic" style:font-style-complex="italic"/>
    </style:style>
    <style:style style:name="T24" style:family="text">
      <style:text-properties style:font-name="Liberation Sans1" fo:font-style="italic" fo:font-weight="bold" officeooo:rsid="009ea70b" style:font-style-asian="italic" style:font-weight-asian="bold" style:font-style-complex="italic" style:font-weight-complex="bold"/>
    </style:style>
    <style:style style:name="T25" style:family="text">
      <style:text-properties fo:font-style="normal" style:font-style-asian="normal" style:font-style-complex="normal"/>
    </style:style>
    <style:style style:name="T26" style:family="text">
      <style:text-properties fo:font-style="normal" officeooo:rsid="00a4c644" style:font-style-asian="normal" style:font-style-complex="normal"/>
    </style:style>
    <style:style style:name="T27" style:family="text">
      <style:text-properties officeooo:rsid="00a0e80c"/>
    </style:style>
    <style:style style:name="T28" style:family="text">
      <style:text-properties style:font-name="Liberation Sans3" fo:font-style="italic" style:font-style-asian="italic" style:font-style-complex="italic"/>
    </style:style>
    <style:style style:name="T29" style:family="text">
      <style:text-properties style:font-name="Liberation Sans3" fo:font-style="italic" officeooo:rsid="00a0e80c" style:font-style-asian="italic" style:font-style-complex="italic"/>
    </style:style>
    <style:style style:name="T30" style:family="text">
      <style:text-properties style:font-name="Liberation Sans3" fo:font-style="italic" officeooo:rsid="00a5cfca" style:font-style-asian="italic" style:font-style-complex="italic"/>
    </style:style>
    <style:style style:name="T31" style:family="text">
      <style:text-properties style:font-name="Liberation Sans3" fo:font-style="normal" style:font-style-asian="normal" style:font-style-complex="normal"/>
    </style:style>
    <style:style style:name="T32" style:family="text">
      <style:text-properties style:font-name="Liberation Sans3" fo:font-style="normal" officeooo:rsid="00a0e80c" style:font-style-asian="normal" style:font-style-complex="normal"/>
    </style:style>
    <style:style style:name="T33" style:family="text">
      <style:text-properties style:font-name="Liberation Sans3" fo:font-style="normal" officeooo:rsid="00a57b84" style:font-style-asian="normal" style:font-style-complex="normal"/>
    </style:style>
    <style:style style:name="T34" style:family="text">
      <style:text-properties style:font-name="Liberation Sans3" fo:font-style="normal" officeooo:rsid="00a5abe9" style:font-style-asian="normal" style:font-style-complex="normal"/>
    </style:style>
    <style:style style:name="T35" style:family="text">
      <style:text-properties style:font-name="Liberation Sans3" fo:font-style="normal" officeooo:rsid="00a5cfca" style:font-style-asian="normal" style:font-style-complex="normal"/>
    </style:style>
    <style:style style:name="T36" style:family="text">
      <style:text-properties style:font-name="Liberation Sans3" fo:font-style="normal" officeooo:rsid="00a77200" style:font-style-asian="normal" style:font-style-complex="normal"/>
    </style:style>
    <style:style style:name="T37" style:family="text">
      <style:text-properties officeooo:rsid="00a31b8f"/>
    </style:style>
    <style:style style:name="T38" style:family="text">
      <style:text-properties officeooo:rsid="00a57b84"/>
    </style:style>
    <style:style style:name="T39" style:family="text">
      <style:text-properties officeooo:rsid="00a9858a"/>
    </style:style>
    <style:style style:name="T40" style:family="text">
      <style:text-properties officeooo:rsid="00a9dc99"/>
    </style:style>
    <style:style style:name="T41" style:family="text">
      <style:text-properties officeooo:rsid="00a4c644"/>
    </style:style>
    <style:style style:name="fr1" style:family="graphic" style:parent-style-name="Formula">
      <style:graphic-properties fo:margin-left="0in" fo:margin-right="0in" style:wrap="parallel" style:number-wrapped-paragraphs="no-limit" style:wrap-contour="false"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 powerful method of representing polarization of light i<text:span text:style-name="T39">s</text:span> <text:span text:style-name="T39">using</text:span> matrices.</text:p>
      <text:h text:style-name="P15" text:outline-level="1"><text:span text:style-name="T27">The Jones </text:span>Matrix</text:h>
      <text:p text:style-name="P4"><text:span text:style-name="T11">We are going to use the </text:span><text:span text:style-name="T22">matrix</text:span><text:span text:style-name="T11"> representation of light </text:span><text:span text:style-name="T19">polarization</text:span><text:span text:style-name="T11">. The state of polarization is represented by a two element column matrix, </text:span><text:span text:style-name="T11"><draw:frame draw:style-name="fr1" draw:name="Object2" text:anchor-type="as-char" svg:y="-0.252in" svg:width="0.6319in" svg:height="0.4693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11">, </text:span><text:span text:style-name="T17">where I am using </text:span><text:span text:style-name="T24">E</text:span><text:span text:style-name="T21"> to be the matrix</text:span><text:span text:style-name="T11">. </text:span><text:span text:style-name="T12">The intensity of the light is the product </text:span><text:span text:style-name="T12"><draw:frame draw:style-name="fr1" draw:name="Object3" text:anchor-type="as-char" svg:y="-0.252in" svg:width="2.6453in" svg:height="0.4693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12">, </text:span><text:span text:style-name="T13">where </text:span><text:span text:style-name="T9">+</text:span><text:span text:style-name="T17"> is the conjugate transpose of a matrix,</text:span><text:span text:style-name="T13"> </text:span><text:span text:style-name="T17">and </text:span><text:span text:style-name="T8">*</text:span><text:span text:style-name="T13"> means complex conjugate.</text:span><text:span text:style-name="T12"> </text:span><text:span text:style-name="T14">For linearly polarized light, the electric fields are real numbers, so </text:span><text:span text:style-name="T14"><draw:frame draw:style-name="fr1" draw:name="Object4" text:anchor-type="as-char" svg:y="-0.172in" svg:width="0.7646in" svg:height="0.2335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14">. For most cases you can normalize the intensity to </text:span><text:span text:style-name="T23">1</text:span><text:span text:style-name="T14">, so horizontally linearly polarized light (HLP) </text:span><text:span text:style-name="T17">ha</text:span><text:span text:style-name="T14">s </text:span><text:span text:style-name="T14"><draw:frame draw:style-name="fr1" draw:name="Object5" text:anchor-type="as-char" svg:y="-0.2366in" svg:width="0.5398in" svg:height="0.4138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15"> vertically polarized light (VLP) </text:span><text:span text:style-name="T17">ha</text:span><text:span text:style-name="T15">s </text:span><text:span text:style-name="T15"><draw:frame draw:style-name="fr1" draw:name="Object6" text:anchor-type="as-char" svg:y="-0.2366in" svg:width="0.5398in" svg:height="0.4138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15">, and light polarized at an angle </text:span><text:span text:style-name="T15"><draw:frame draw:style-name="fr1" draw:name="Object7" text:anchor-type="as-char" svg:y="-0.0799in" svg:width="0.1898in" svg:height="0.0953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15"> </text:span><text:span text:style-name="T18">ha</text:span><text:span text:style-name="T16">s </text:span><text:span text:style-name="T16"><draw:frame draw:style-name="fr1" draw:name="Object8" text:anchor-type="as-char" svg:y="-0.2366in" svg:width="0.8063in" svg:height="0.4138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16">.</text:span></text:p>
      <text:p text:style-name="P6"><text:span text:style-name="T16">P</text:span><text:span text:style-name="T10">roblem 1</text:span><text:span text:style-name="T20"> – Show that the intensity of light polarized at an angle </text:span><text:span text:style-name="T20"><draw:frame draw:style-name="fr1" draw:name="Object1" text:anchor-type="as-char" svg:y="-0.0799in" svg:width="0.1898in" svg:height="0.0953in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20"> equals 1.</text:span></text:p>
      <text:p text:style-name="P9"/>
      <text:p text:style-name="P9"/>
      <text:p text:style-name="P9"/>
      <text:p text:style-name="P9"/>
      <text:h text:style-name="P16" text:outline-level="1">Linear Polarizers</text:h>
      <text:p text:style-name="P5">A linear polarizer at an angle <text:span text:style-name="T28">θ</text:span> only allows light components along the angle <text:span text:style-name="T28">θ</text:span><text:span text:style-name="T31"> through the polarizer. Polarizers (and other optical elements that change polarization state) are represented by 2x2 matrices. To calculate the effect of a polarizer, write the matrix to the </text:span><text:span text:style-name="T28">left</text:span><text:span text:style-name="T31"> of the polarization vector and multiply. The table below shows the matrices for some linear polarizers.</text:span>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Table_20_Heading">Horizontal <text:span text:style-name="T37">Linear </text:span>Polarizer</text:p>
          </table:table-cell>
          <table:table-cell table:style-name="Table1.A1" office:value-type="string">
            <text:p text:style-name="P13">Vertical Linear Polarizer</text:p>
          </table:table-cell>
          <table:table-cell table:style-name="Table1.C1" office:value-type="string">
            <text:p text:style-name="P13">General Linear Polarizer</text:p>
          </table:table-cell>
        </table:table-row>
        <table:table-row>
          <table:table-cell table:style-name="Table1.A2" office:value-type="string">
            <text:p text:style-name="P14"><draw:frame draw:style-name="fr1" draw:name="Object9" text:anchor-type="as-char" svg:y="-0.2681in" svg:width="0.5201in" svg:height="0.4382in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p>
          </table:table-cell>
          <table:table-cell table:style-name="Table1.A2" office:value-type="string">
            <text:p text:style-name="P14"><draw:frame draw:style-name="fr1" draw:name="Object10" text:anchor-type="as-char" svg:y="-0.2681in" svg:width="0.5201in" svg:height="0.4382in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p>
          </table:table-cell>
          <table:table-cell table:style-name="Table1.C2" office:value-type="string">
            <text:p text:style-name="P14"><draw:frame draw:style-name="fr1" draw:name="Object11" text:anchor-type="as-char" svg:y="-0.3063in" svg:width="1.6516in" svg:height="0.4902in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p>
          </table:table-cell>
        </table:table-row>
      </table:table>
      <text:h text:style-name="P17" text:outline-level="2">Example:</text:h>
      <text:p text:style-name="P25">Suppose you have light with a polarization of <draw:frame draw:style-name="fr1" draw:name="Object12" text:anchor-type="as-char" svg:y="-0.2366in" svg:width="0.6661in" svg:height="0.4138in" draw:z-index="12"><draw:object xlink:href="./Object 12" xlink:type="simple" xlink:show="embed" xlink:actuate="onLoad"/><draw:image xlink:href="./ObjectReplacements/Object 12" xlink:type="simple" xlink:show="embed" xlink:actuate="onLoad"/><svg:desc>formula</svg:desc></draw:frame>. </text:p>
      <text:list xml:id="list5611666697182403059" text:style-name="Numbering_20_1">
        <text:list-item>
          <text:p text:style-name="P21"><text:span text:style-name="T41">Verify that it has it is normalized (the intensity = 1).</text:span></text:p>
        </text:list-item>
        <text:list-item>
          <text:p text:style-name="P21"><text:span text:style-name="T41">What is the polarization after it passes through a horizontal polarizer?</text:span></text:p>
        </text:list-item>
        <text:list-item>
          <text:p text:style-name="P21"><text:span text:style-name="T41">What is the intensity after the polarizer?</text:span></text:p>
        </text:list-item>
      </text:list>
      <text:h text:style-name="P18" text:outline-level="2">Answers</text:h>
      <text:list xml:id="list210305066492265" text:continue-list="list5611666697182403059" text:style-name="Numbering_20_1">
        <text:list-item text:start-value="1">
          <text:p text:style-name="P21"><text:span text:style-name="T41">Multiply the matrices </text:span><text:span text:style-name="T41"><draw:frame draw:style-name="fr1" draw:name="Object15" text:anchor-type="as-char" svg:y="-0.2366in" svg:width="1.0984in" svg:height="0.4138in" draw:z-index="15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41"> to get </text:span><text:span text:style-name="T41"><draw:frame draw:style-name="fr1" draw:name="Object16" text:anchor-type="as-char" svg:y="-0.1484in" svg:width="1.1398in" svg:height="0.1846in" draw:z-index="16"><draw:object xlink:href="./Object 16" xlink:type="simple" xlink:show="embed" xlink:actuate="onLoad"/><draw:image xlink:href="./ObjectReplacements/Object 16" xlink:type="simple" xlink:show="embed" xlink:actuate="onLoad"/><svg:desc>formula</svg:desc></draw:frame></text:span><text:span text:style-name="T41">. Yes, the normalization is </text:span><text:span text:style-name="T7">1</text:span><text:span text:style-name="T26">.</text:span></text:p>
        </text:list-item>
        <text:list-item>
          <text:p text:style-name="P21"><text:span text:style-name="T41">Multiply the matrices </text:span><text:span text:style-name="T41"><draw:frame draw:style-name="fr1" draw:name="Object13" text:anchor-type="as-char" svg:y="-0.2681in" svg:width="0.9819in" svg:height="0.4453in" draw:z-index="13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T41"> to get </text:span><text:span text:style-name="T41"><draw:frame draw:style-name="fr1" draw:name="Object14" text:anchor-type="as-char" svg:y="-0.2366in" svg:width="0.4091in" svg:height="0.4138in" draw:z-index="14"><draw:object xlink:href="./Object 14" xlink:type="simple" xlink:show="embed" xlink:actuate="onLoad"/><draw:image xlink:href="./ObjectReplacements/Object 14" xlink:type="simple" xlink:show="embed" xlink:actuate="onLoad"/><svg:desc>formula</svg:desc></draw:frame></text:span><text:span text:style-name="T41">. This is the polarization state after the linear polarizer.</text:span></text:p>
        </text:list-item>
        <text:list-item>
          <text:p text:style-name="P21"><text:soft-page-break/><text:span text:style-name="T41">The intensity after the polarizer is <text:s/></text:span><text:span text:style-name="T41"><draw:frame draw:style-name="fr1" draw:name="Object17" text:anchor-type="as-char" svg:y="-0.2366in" svg:width="2.0437in" svg:height="0.4138in" draw:z-index="17"><draw:object xlink:href="./Object 17" xlink:type="simple" xlink:show="embed" xlink:actuate="onLoad"/><draw:image xlink:href="./ObjectReplacements/Object 17" xlink:type="simple" xlink:show="embed" xlink:actuate="onLoad"/><svg:desc>formula</svg:desc></draw:frame></text:span><text:span text:style-name="T41"> so the light is dimmer.</text:span></text:p>
        </text:list-item>
      </text:list>
      <text:p text:style-name="P7">Exercises:</text:p>
      <text:list xml:id="list210305079126000" text:continue-list="list210305066492265" text:style-name="Numbering_20_1">
        <text:list-item text:start-value="1">
          <text:p text:style-name="P22">Consider an initial beam of horizontally polarized light.</text:p>
          <text:list>
            <text:list-item>
              <text:p text:style-name="P19"><text:span text:style-name="T38">What is the polarization state if it passes through a linear polarizer at an angle </text:span><text:span text:style-name="T29">θ</text:span><text:span text:style-name="T32">?</text:span></text:p>
            </text:list-item>
          </text:list>
        </text:list-item>
      </text:list>
      <text:p text:style-name="P10"/>
      <text:p text:style-name="P10"/>
      <text:p text:style-name="P10"/>
      <text:p text:style-name="P10"/>
      <text:p text:style-name="P10"/>
      <text:list xml:id="list210303557955499" text:continue-numbering="true" text:style-name="Numbering_20_1">
        <text:list-item>
          <text:list>
            <text:list-item>
              <text:p text:style-name="P20"><text:span text:style-name="T33">What is the intensity </text:span><text:span text:style-name="T34">as a function of </text:span><text:span text:style-name="T29">θ</text:span><text:span text:style-name="T33">? </text:span><text:span text:style-name="T30">Hint</text:span><text:span text:style-name="T35">: use the identity </text:span><text:span text:style-name="T35"><draw:frame draw:style-name="fr1" draw:name="Object18" text:anchor-type="as-char" svg:y="-0.172in" svg:width="1.1516in" svg:height="0.2083in" draw:z-index="11"><draw:object xlink:href="./Object 18" xlink:type="simple" xlink:show="embed" xlink:actuate="onLoad"/><draw:image xlink:href="./ObjectReplacements/Object 18" xlink:type="simple" xlink:show="embed" xlink:actuate="onLoad"/><svg:desc>formula</svg:desc></draw:frame></text:span><text:span text:style-name="T35"> to simplify your answer.</text:span></text:p>
            </text:list-item>
          </text:list>
        </text:list-item>
      </text:list>
      <text:p text:style-name="P11"/>
      <text:p text:style-name="P11"/>
      <text:list xml:id="list210303617211697" text:continue-numbering="true" text:style-name="Numbering_20_1">
        <text:list-item>
          <text:list>
            <text:list-item>
              <text:p text:style-name="P23">How does this relate to the experiments you did last week on polarization?</text:p>
            </text:list-item>
          </text:list>
        </text:list-item>
      </text:list>
      <text:p text:style-name="P11"/>
      <text:p text:style-name="P11"/>
      <text:list xml:id="list210304237285933" text:continue-numbering="true" text:style-name="Numbering_20_1">
        <text:list-item>
          <text:p text:style-name="P23">Consider an initial beam of horizontally polarized light.</text:p>
          <text:list>
            <text:list-item>
              <text:p text:style-name="P22"><text:span text:style-name="T31">What is its polarization state </text:span><text:span text:style-name="T36">after it passes through a horizontal polarizer, then a polarizer at 45º, then a vertical polarizer?</text:span></text:p>
            </text:list-item>
          </text:list>
        </text:list-item>
      </text:list>
      <text:p text:style-name="P12"/>
      <text:p text:style-name="P12"/>
      <text:p text:style-name="P12"/>
      <text:p text:style-name="P12"/>
      <text:list xml:id="list210304096290448" text:continue-numbering="true" text:style-name="Numbering_20_1">
        <text:list-item>
          <text:list>
            <text:list-item>
              <text:p text:style-name="P24"><text:span text:style-name="T36">W</text:span><text:span text:style-name="T31">hat is the final intensity of the beam?</text:span></text:p>
            </text:list-item>
          </text:list>
        </text:list-item>
      </text:list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Liberation Sans3" svg:font-family="'Liberation Sans'" style:font-adornments="Regular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rial Rounded MT Bold" svg:font-family="'Arial Rounded MT Bold'" style:font-adornments="Regular" style:font-pitch="variable"/>
    <style:font-face style:name="Liberation Mono1" svg:font-family="'Liberation Mono'" style:font-adornments="Bold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862in" style:writing-mode="lr-tb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in" fo:margin-bottom="0.0402in" loext:contextual-spacing="false" fo:orphans="2" fo:widows="2" fo:hyphenation-ladder-count="no-limit" style:page-number="auto"/>
      <style:text-properties style:font-name="Liberation Sans1" fo:font-family="'Liberation Sans'" style:font-style-name="Regular" style:font-family-generic="swiss" style:font-pitch="variable" fo:font-size="11pt" style:font-size-asian="10.5pt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left="0.3in" fo:margin-right="0in" fo:margin-top="0.0402in" fo:margin-bottom="0.0201in" loext:contextual-spacing="true" fo:text-indent="-0.3in" style:auto-text-indent="false" fo:keep-with-next="always">
        <style:tab-stops/>
      </style:paragraph-properties>
      <style:text-properties style:font-name="Liberation Sans" fo:font-family="'Liberation Sans'" style:font-family-generic="swiss" style:font-pitch="variable" fo:font-size="14pt" fo:font-weight="bold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402in" loext:contextual-spacing="false" fo:line-height="100%" style:page-number="auto"/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style:shadow="none" text:number-lines="false" text:line-number="0"/>
      <style:text-properties fo:font-size="10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next-style-name="Text_20_body" style:class="html">
      <style:paragraph-properties fo:margin-left="0.6in" fo:margin-right="0.6in" fo:margin-top="0.0201in" fo:margin-bottom="0.0598in" loext:contextual-spacing="false" fo:text-indent="0in" style:auto-text-indent="false"/>
      <style:text-properties fo:font-size="10pt" style:font-size-asian="10.5pt"/>
    </style:style>
    <style:style style:name="Title" style:family="paragraph" style:parent-style-name="Heading" style:next-style-name="Text_20_body" style:class="chapter" style:master-page-name="">
      <style:paragraph-properties fo:margin-left="0.3in" fo:margin-right="0.3in" fo:text-align="center" style:justify-single-word="false" fo:text-indent="0in" style:auto-text-indent="false" style:page-number="auto"/>
      <style:text-properties fo:color="#0084d1" fo:font-size="20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solid" draw:fill-color="#cfe7f5" draw:opacity="100%"/>
      <style:paragraph-properties fo:margin-left="0in" fo:margin-right="0in" fo:margin-top="0.0799in" fo:margin-bottom="0.0799in" loext:contextual-spacing="false" fo:text-indent="0in" style:auto-text-indent="false" style:page-number="auto" fo:background-color="#cfe7f5">
        <style:tab-stops/>
      </style:paragraph-properties>
      <style:text-properties fo:text-transform="uppercase" fo:font-size="12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0799in" fo:margin-bottom="0.0402in" loext:contextual-spacing="false"/>
      <style:text-properties fo:font-size="11pt" fo:font-style="italic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799in" fo:margin-bottom="0.0402in" loext:contextual-spacing="false"/>
      <style:text-properties style:use-window-font-color="true" fo:font-size="11pt" fo:font-style="italic" fo:font-weight="normal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Centered" style:family="paragraph" style:parent-style-name="Text_20_body" style:next-style-name="Text_20_body">
      <style:paragraph-properties fo:margin-left="0.6in" fo:margin-right="0.6in" fo:text-align="center" style:justify-single-word="false" fo:text-indent="0in" style:auto-text-indent="false"/>
    </style:style>
    <style:style style:name="Table_20_Contents" style:display-name="Table Contents" style:family="paragraph" style:parent-style-name="Standard" style:class="extra">
      <style:text-properties style:font-name="Liberation Sans1" fo:font-family="'Liberation Sans'" style:font-style-name="Regular" style:font-family-generic="swiss" style:font-pitch="variable" fo:font-size="10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size-asian="10.5pt"/>
    </style:style>
    <style:style style:name="Header" style:family="paragraph" style:parent-style-name="Standard" style:class="extra">
      <style:text-properties style:font-name="Liberation Sans2" fo:font-family="'Liberation Sans'" style:font-style-name="Bold" style:font-family-generic="swiss" style:font-pitch="variable" fo:font-size="12pt" fo:font-weight="bold" style:font-size-asian="10.5pt"/>
    </style:style>
    <style:style style:name="Footer" style:family="paragraph" style:parent-style-name="Standard" style:class="extra">
      <style:text-properties style:font-name="Liberation Serif" fo:font-family="'Liberation Serif'" style:font-family-generic="roman" style:font-pitch="variable" fo:font-size="9pt" style:font-size-asian="10.5pt"/>
    </style:style>
    <style:style style:name="Safety" style:family="paragraph" style:parent-style-name="Quotations" style:next-style-name="Text_20_body">
      <style:text-properties fo:color="#330000" style:font-name="Arial Rounded MT Bold" fo:font-family="'Arial Rounded MT Bold'" style:font-style-name="Regular" style:font-pitch="variable" fo:font-size="10pt" style:font-size-asian="10.5pt"/>
    </style:style>
    <style:style style:name="Illustration" style:family="paragraph" style:parent-style-name="Caption" style:class="extra" style:master-page-name="">
      <loext:graphic-properties draw:fill="none" draw:fill-color="#729fcf"/>
      <style:paragraph-properties fo:margin-top="0in" fo:margin-bottom="0.0402in" loext:contextual-spacing="false" style:page-number="auto" fo:background-color="transparent" style:shadow="none">
        <style:tab-stops/>
      </style:paragraph-properties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Teletype" style:family="text">
      <style:text-properties style:font-name="Liberation Mono" fo:font-family="'Liberation Mono'" style:font-family-generic="modern" style:font-pitch="fixed" fo:font-size="10.5pt" fo:font-weight="bold" style:font-name-asian="Courier New" style:font-family-asian="'Courier New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style:font-name="Liberation Mono1" fo:font-family="'Liberation Mono'" style:font-style-name="Bold" style:font-family-generic="modern" style:font-pitch="variable" fo:font-size="10pt" fo:language="zxx" fo:country="none" style:text-underline-style="none" fo:font-weight="bold" style:font-size-asian="10.5pt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space" fo:text-indent="-0.3in" fo:margin-left="0.3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space" fo:text-indent="-0.3in" fo:margin-left="0.6in"/>
        </style:list-level-properties>
      </text:list-level-style-number>
      <text:list-level-style-number text:level="3" text:style-name="Numbering_20_Symbols" style:num-suffix=")" style:num-format="i">
        <style:list-level-properties text:list-level-position-and-space-mode="label-alignment">
          <style:list-level-label-alignment text:label-followed-by="space" fo:text-indent="-0.3in" fo:margin-left="0.9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space" fo:text-indent="-0.3in" fo:margin-left="0.3in"/>
        </style:list-level-properties>
      </text:list-level-style-number>
      <text:list-level-style-number text:level="2" text:style-name="Numbering_20_Symbols" style:num-suffix=")" style:num-format="i">
        <style:list-level-properties text:list-level-position-and-space-mode="label-alignment">
          <style:list-level-label-alignment text:label-followed-by="space" fo:text-indent="-0.3in" fo:margin-left="0.6in"/>
        </style:list-level-properties>
      </text:list-level-style-number>
      <text:list-level-style-number text:level="3" text:style-name="Numbering_20_Symbols" style:num-suffix=")" style:num-format="α, β, ... (gr)">
        <style:list-level-properties text:list-level-position-and-space-mode="label-alignment">
          <style:list-level-label-alignment text:label-followed-by="space" fo:text-indent="-0.3in" fo:margin-left="0.9in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space" fo:text-indent="-0.3in" fo:margin-left="0.3in"/>
        </style:list-level-properties>
        <style:text-properties style:font-name="OpenSymbol"/>
      </text:list-level-style-bullet>
      <text:list-level-style-bullet text:level="2" text:style-name="Numbering_20_Symbols" text:bullet-char="∘">
        <style:list-level-properties text:list-level-position-and-space-mode="label-alignment">
          <style:list-level-label-alignment text:label-followed-by="space" fo:text-indent="-0.3in" fo:margin-left="0.6in"/>
        </style:list-level-properties>
        <style:text-properties fo:font-family="OpenSymbol" style:font-style-name="Regular" style:font-charset="x-symbol"/>
      </text:list-level-style-bullet>
      <text:list-level-style-bullet text:level="3" text:style-name="Numbering_20_Symbols" text:bullet-char="▹">
        <style:list-level-properties text:list-level-position-and-space-mode="label-alignment">
          <style:list-level-label-alignment text:label-followed-by="space" fo:text-indent="-0.3in" fo:margin-left="0.9in"/>
        </style:list-level-properties>
        <style:text-properties fo:font-family="OpenSymbol" style:font-style-name="Regular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Checklist">
      <text:list-level-style-bullet text:level="1" text:style-name="Bullet_20_Symbols" text:bullet-char="✓">
        <style:list-level-properties text:list-level-position-and-space-mode="label-alignment">
          <style:list-level-label-alignment text:label-followed-by="space" fo:text-indent="-0.3in" fo:margin-left="0.3in"/>
        </style:list-level-properties>
        <style:text-properties fo:font-family="'Lucida Grande'" style:font-style-name="Regular"/>
      </text:list-level-style-bullet>
      <text:list-level-style-bullet text:level="2" text:style-name="Bullet_20_Symbols" text:bullet-char="✓">
        <style:list-level-properties text:list-level-position-and-space-mode="label-alignment">
          <style:list-level-label-alignment text:label-followed-by="space" fo:text-indent="-0.3in" fo:margin-left="0.6in"/>
        </style:list-level-properties>
        <style:text-properties fo:font-family="'Lucida Grande'" style:font-style-name="Regular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tarSymbol" style:font-charset="x-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tarSymbol" style:font-charset="x-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tarSymbol" style:font-charset="x-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tarSymbol" style:font-charset="x-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tarSymbol" style:font-charset="x-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tarSymbol" style:font-charset="x-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tarSymbol" style:font-charset="x-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StarSymbol" style:font-charset="x-symbol"/>
      </text:list-level-style-bullet>
    </text:list-style>
    <text:list-style style:name="Box_20_List" style:display-name="Box List">
      <text:list-level-style-bullet text:level="1" text:style-name="Bullet_20_Symbols" text:bullet-char="">
        <style:list-level-properties text:list-level-position-and-space-mode="label-alignment">
          <style:list-level-label-alignment text:label-followed-by="space" fo:text-indent="-0.3in" fo:margin-left="0.3in"/>
        </style:list-level-properties>
        <style:text-properties fo:font-family="Wingdings" style:font-style-name="Regular" style:font-charset="x-symbol"/>
      </text:list-level-style-bullet>
      <text:list-level-style-bullet text:level="2" text:style-name="Bullet_20_Symbols" text:bullet-char="">
        <style:list-level-properties text:list-level-position-and-space-mode="label-alignment">
          <style:list-level-label-alignment text:label-followed-by="space" fo:text-indent="-0.3in" fo:margin-left="0.6in"/>
        </style:list-level-properties>
        <style:text-properties fo:font-family="Wingdings" style:font-style-name="Regular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StarSymbol" style:font-charset="x-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3.5043in" style:type="center"/>
          <style:tab-stop style:position="6.9244in" style:type="right"/>
        </style:tab-stops>
      </style:paragraph-properties>
      <style:text-properties officeooo:rsid="0050f0df" officeooo:paragraph-rsid="007deb7f"/>
    </style:style>
    <style:style style:name="MP2" style:family="paragraph" style:parent-style-name="Footer">
      <style:paragraph-properties>
        <style:tab-stops>
          <style:tab-stop style:position="3.5591in" style:type="center"/>
          <style:tab-stop style:position="6.9366in" style:type="right"/>
        </style:tab-stops>
      </style:paragraph-properties>
      <style:text-properties officeooo:paragraph-rsid="0050f0df"/>
    </style:style>
    <style:style style:name="MT1" style:family="text">
      <style:text-properties officeooo:rsid="009bb3ac"/>
    </style:style>
    <style:style style:name="MT2" style:family="text">
      <style:text-properties officeooo:rsid="009e5c92"/>
    </style:style>
    <style:style style:name="MT3" style:family="text">
      <style:text-properties style:font-name="Liberation Serif1" officeooo:rsid="0050f0df" style:font-name-asian="Liberation Serif1" style:font-name-complex="Liberation Serif1"/>
    </style:style>
    <style:style style:name="MT4" style:family="text">
      <style:text-properties style:font-name="Liberation Serif" officeooo:rsid="0050f0df" style:font-name-asian="Arial Unicode MS" style:font-name-complex="Arial Unicode MS"/>
    </style:style>
    <style:style style:name="MT5" style:family="text">
      <style:text-properties style:font-name="Liberation Serif" officeooo:rsid="007e5b1a" style:font-name-asian="Arial Unicode MS" style:font-name-complex="Arial Unicode MS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time-style style:name="N40">
      <number:hours number:style="long"/>
      <number:text>:</number:text>
      <number:minute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header>
        <text:p text:style-name="MP1">PHY<text:span text:style-name="MT1">312 Optics</text:span> Lab<text:tab/><text:span text:style-name="MT1">Polarization 2 – Pre-Lab</text:span><text:tab/><text:span text:style-name="MT2">Fall</text:span> 201<text:span text:style-name="MT2">6</text:span></text:p>
      </style:header>
      <style:footer>
        <text:p text:style-name="MP2"><text:file-name text:display="name-and-extension">Optics Lab09 Prelab Polarization 2 16a.odt</text:file-name><text:tab/><text:span text:style-name="MT3">—</text:span><text:span text:style-name="MT4"> </text:span><text:span text:style-name="MT4"><text:page-number text:select-page="current">2</text:page-number></text:span><text:span text:style-name="MT4"> </text:span><text:span text:style-name="MT5">of </text:span><text:span text:style-name="MT5"><text:page-count>2</text:page-count></text:span><text:span text:style-name="MT4"> </text:span><text:span text:style-name="MT3">—</text:span><text:span text:style-name="MT4"><text:tab/></text:span><text:span text:style-name="MT4"><text:date style:data-style-name="N84" text:date-value="2016-10-17T21:03:03.294857991">2016-10-17</text:date></text:span><text:span text:style-name="MT4">, </text:span><text:span text:style-name="MT4"><text:time style:data-style-name="N40" text:time-value="2016-10-17T21:03:03.295164140">21:03</text:ti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0T22:29:07.952047000</meta:creation-date>
    <meta:editing-duration>PT1H52M11S</meta:editing-duration>
    <meta:editing-cycles>15</meta:editing-cycles>
    <meta:generator>LibreOffice/5.2.0.4$MacOSX_X86_64 LibreOffice_project/066b007f5ebcc236395c7d282ba488bca6720265</meta:generator>
    <dc:date>2016-10-17T20:43:18.253225000</dc:date>
    <meta:document-statistic meta:table-count="1" meta:image-count="0" meta:object-count="18" meta:page-count="2" meta:paragraph-count="31" meta:word-count="400" meta:character-count="2335" meta:non-whitespace-character-count="1963"/>
  </office:meta>
</office:document-meta>
</file>

<file path=Object 1/content.xml><?xml version="1.0" encoding="utf-8"?>
<math xmlns="http://www.w3.org/1998/Math/MathML" display="block">
  <semantics>
    <mrow>
      <mstyle mathvariant="bold">
        <mi>E</mi>
      </mstyle>
      <mo stretchy="false">=</mo>
      <mrow>
        <mo fence="true" stretchy="true">[</mo>
        <mrow>
          <mtable>
            <mtr>
              <mtd>
                <msub>
                  <mi>E</mi>
                  <mi>x</mi>
                </msub>
              </mtd>
            </mtr>
            <mtr>
              <mtd>
                <msub>
                  <mi>E</mi>
                  <mi>y</mi>
                </msub>
              </mtd>
            </mtr>
          </mtable>
        </mrow>
        <mo fence="true" stretchy="true">]</mo>
      </mrow>
    </mrow>
    <annotation encoding="StarMath 5.0">bold E = left [ binom{E_x}{E_y} right ] </annotation>
  </semantics>
</math>
</file>

<file path=Object 10/content.xml><?xml version="1.0" encoding="utf-8"?>
<math xmlns="http://www.w3.org/1998/Math/MathML" display="block">
  <semantics>
    <mrow>
      <mo fence="true" stretchy="true">[</mo>
      <mrow>
        <mtable>
          <mtr>
            <mtd>
              <mn>0</mn>
            </mtd>
            <mtd>
              <mn>0</mn>
            </mtd>
          </mtr>
          <mtr>
            <mtd>
              <mn>0</mn>
            </mtd>
            <mtd>
              <mn>1</mn>
            </mtd>
          </mtr>
        </mtable>
      </mrow>
      <mo fence="true" stretchy="true">]</mo>
    </mrow>
    <annotation encoding="StarMath 5.0">left [ matrix{0 # 0 ## 0 # 1} right ] </annotation>
  </semantics>
</math>
</file>

<file path=Object 11/content.xml><?xml version="1.0" encoding="utf-8"?>
<math xmlns="http://www.w3.org/1998/Math/MathML" display="block">
  <semantics>
    <mrow>
      <mo fence="true" stretchy="true">[</mo>
      <mrow>
        <mtable>
          <mtr>
            <mtd>
              <mrow>
                <msup>
                  <mi>cos</mi>
                  <mn>2</mn>
                </msup>
                <mi mathvariant="normal">θ</mi>
              </mrow>
            </mtd>
            <mtd>
              <mrow>
                <mi>sin</mi>
                <mi mathvariant="normal">θ</mi>
                <mi>cos</mi>
                <mi mathvariant="normal">θ</mi>
              </mrow>
            </mtd>
          </mtr>
          <mtr>
            <mtd>
              <mrow>
                <mi>sin</mi>
                <mi mathvariant="normal">θ</mi>
                <mi>cos</mi>
                <mi mathvariant="normal">θ</mi>
              </mrow>
            </mtd>
            <mtd>
              <mrow>
                <msup>
                  <mi>sin</mi>
                  <mn>2</mn>
                </msup>
                <mi mathvariant="normal">θ</mi>
              </mrow>
            </mtd>
          </mtr>
        </mtable>
      </mrow>
      <mo fence="true" stretchy="true">]</mo>
    </mrow>
    <annotation encoding="StarMath 5.0">left [ matrix{cos^2 %theta # sin %theta cos %theta ## sin %theta cos %theta # sin^2 %theta} right ] </annotation>
  </semantics>
</math>
</file>

<file path=Object 12/content.xml><?xml version="1.0" encoding="utf-8"?>
<math xmlns="http://www.w3.org/1998/Math/MathML" display="block">
  <semantics>
    <mrow>
      <mstyle mathvariant="bold">
        <mi>E</mi>
      </mstyle>
      <mo stretchy="false">=</mo>
      <mrow>
        <mo fence="true" stretchy="true">[</mo>
        <mrow>
          <mtable>
            <mtr>
              <mtd>
                <mn>0.6</mn>
              </mtd>
            </mtr>
            <mtr>
              <mtd>
                <mn>0.8</mn>
              </mtd>
            </mtr>
          </mtable>
        </mrow>
        <mo fence="true" stretchy="true">]</mo>
      </mrow>
    </mrow>
    <annotation encoding="StarMath 5.0">bold E = left [ binom{0.6}{0.8} right ] </annotation>
  </semantics>
</math>
</file>

<file path=Object 13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n>1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</mtr>
          </mtable>
        </mrow>
        <mo fence="true" stretchy="true">]</mo>
      </mrow>
      <mo stretchy="false">×</mo>
      <mrow>
        <mo fence="true" stretchy="true">[</mo>
        <mrow>
          <mtable>
            <mtr>
              <mtd>
                <mn>0.6</mn>
              </mtd>
            </mtr>
            <mtr>
              <mtd>
                <mn>0.8</mn>
              </mtd>
            </mtr>
          </mtable>
        </mrow>
        <mo fence="true" stretchy="true">]</mo>
      </mrow>
    </mrow>
    <annotation encoding="StarMath 5.0">left [ matrix{1 # 0 ## 0 # 0} right ] times left [ binom{0.6}{0.8} right ]</annotation>
  </semantics>
</math>
</file>

<file path=Object 14/content.xml><?xml version="1.0" encoding="utf-8"?>
<math xmlns="http://www.w3.org/1998/Math/MathML" display="block">
  <semantics>
    <mrow>
      <mo fence="true" stretchy="true">[</mo>
      <mrow>
        <mtable>
          <mtr>
            <mtd>
              <mn>0.6</mn>
            </mtd>
          </mtr>
          <mtr>
            <mtd>
              <mn>0</mn>
            </mtd>
          </mtr>
        </mtable>
      </mrow>
      <mo fence="true" stretchy="true">]</mo>
    </mrow>
    <annotation encoding="StarMath 5.0">left [ binom{0.6}{0} right ] </annotation>
  </semantics>
</math>
</file>

<file path=Object 15/content.xml><?xml version="1.0" encoding="utf-8"?>
<math xmlns="http://www.w3.org/1998/Math/MathML" display="block">
  <semantics>
    <mrow>
      <mrow>
        <mo fence="true" stretchy="true">[</mo>
        <mrow>
          <mrow>
            <mn>0.6</mn>
            <mspace width="0.5em"/>
            <mn>0.8</mn>
          </mrow>
        </mrow>
        <mo fence="true" stretchy="true">]</mo>
      </mrow>
      <mo stretchy="false">×</mo>
      <mrow>
        <mo fence="true" stretchy="true">[</mo>
        <mrow>
          <mtable>
            <mtr>
              <mtd>
                <mn>0.6</mn>
              </mtd>
            </mtr>
            <mtr>
              <mtd>
                <mn>0.8</mn>
              </mtd>
            </mtr>
          </mtable>
        </mrow>
        <mo fence="true" stretchy="true">]</mo>
      </mrow>
    </mrow>
    <annotation encoding="StarMath 5.0">left [ {0.6} ` {0.8} right ] times left [ binom {0.6}{ 0.8} right ]</annotation>
  </semantics>
</math>
</file>

<file path=Object 16/content.xml><?xml version="1.0" encoding="utf-8"?>
<math xmlns="http://www.w3.org/1998/Math/MathML" display="block">
  <semantics>
    <mrow>
      <mrow>
        <mn>0.36</mn>
        <mo stretchy="false">+</mo>
        <mn>0.64</mn>
      </mrow>
      <mo stretchy="false">=</mo>
      <mn>1.0</mn>
    </mrow>
    <annotation encoding="StarMath 5.0">0.36 + 0.64 = 1.0</annotation>
  </semantics>
</math>
</file>

<file path=Object 17/content.xml><?xml version="1.0" encoding="utf-8"?>
<math xmlns="http://www.w3.org/1998/Math/MathML" display="block">
  <semantics>
    <mrow>
      <mrow>
        <mrow>
          <mo fence="true" stretchy="true">[</mo>
          <mrow>
            <mrow>
              <mn>0.6</mn>
              <mspace width="0.5em"/>
              <mn>0</mn>
            </mrow>
          </mrow>
          <mo fence="true" stretchy="true">]</mo>
        </mrow>
        <mo stretchy="false">×</mo>
        <mrow>
          <mo fence="true" stretchy="true">[</mo>
          <mrow>
            <mtable>
              <mtr>
                <mtd>
                  <mn>0.6</mn>
                </mtd>
              </mtr>
              <mtr>
                <mtd>
                  <mn>0</mn>
                </mtd>
              </mtr>
            </mtable>
          </mrow>
          <mo fence="true" stretchy="true">]</mo>
        </mrow>
      </mrow>
      <mo stretchy="false">=</mo>
      <mrow>
        <mn>0.36</mn>
        <mo stretchy="false">+</mo>
        <mn>0</mn>
      </mrow>
      <mo stretchy="false">=</mo>
      <mn>0.36</mn>
    </mrow>
    <annotation encoding="StarMath 5.0">left [ {0.6} ` {0} right ] times left [ binom {0.6}{0} right ] =
0.36 + 0 = 0.36</annotation>
  </semantics>
</math>
</file>

<file path=Object 18/content.xml><?xml version="1.0" encoding="utf-8"?>
<math xmlns="http://www.w3.org/1998/Math/MathML" display="block">
  <semantics>
    <mrow>
      <msup>
        <mi>sin</mi>
        <mn>2</mn>
      </msup>
      <mrow>
        <mi mathvariant="normal">θ</mi>
        <mo stretchy="false">+</mo>
        <msup>
          <mi>cos</mi>
          <mn>2</mn>
        </msup>
      </mrow>
      <mrow>
        <mi mathvariant="normal">θ</mi>
        <mo stretchy="false">=</mo>
        <mn>1</mn>
      </mrow>
    </mrow>
    <annotation encoding="StarMath 5.0">sin^2 %theta + cos^2 %theta = 1</annotation>
  </semantics>
</math>
</file>

<file path=Object 2/content.xml><?xml version="1.0" encoding="utf-8"?>
<math xmlns="http://www.w3.org/1998/Math/MathML" display="block">
  <semantics>
    <mrow>
      <mrow>
        <mi>I</mi>
        <mo stretchy="false">=</mo>
        <mrow>
          <mstyle mathvariant="bold">
            <msup>
              <mi>E</mi>
              <mrow>
                <mrow/>
                <mo stretchy="false">+</mo>
                <mrow/>
              </mrow>
            </msup>
          </mstyle>
          <mo stretchy="false">⋅</mo>
          <mstyle mathvariant="bold">
            <mi>E</mi>
          </mstyle>
        </mrow>
        <mo stretchy="false">=</mo>
        <mrow>
          <mrow>
            <mo fence="true" stretchy="false">[</mo>
            <mrow>
              <mrow>
                <msubsup>
                  <mi>E</mi>
                  <mi>x</mi>
                  <mrow>
                    <mrow/>
                    <mo stretchy="false">∗</mo>
                    <mrow/>
                  </mrow>
                </msubsup>
                <msubsup>
                  <mi>E</mi>
                  <mi>y</mi>
                  <mrow>
                    <mrow/>
                    <mo stretchy="false">∗</mo>
                    <mrow/>
                  </mrow>
                </msubsup>
              </mrow>
            </mrow>
            <mo fence="true" stretchy="false">]</mo>
          </mrow>
          <mo stretchy="false">⋅</mo>
          <mrow>
            <mo fence="true" stretchy="true">[</mo>
            <mrow>
              <mtable>
                <mtr>
                  <mtd>
                    <msub>
                      <mi>E</mi>
                      <mi>x</mi>
                    </msub>
                  </mtd>
                </mtr>
                <mtr>
                  <mtd>
                    <msub>
                      <mi>E</mi>
                      <mi>y</mi>
                    </msub>
                  </mtd>
                </mtr>
              </mtable>
            </mrow>
            <mo fence="true" stretchy="true">]</mo>
          </mrow>
        </mrow>
        <mo stretchy="false">=</mo>
        <msubsup>
          <mi>E</mi>
          <mi>x</mi>
          <mrow>
            <mrow/>
            <mo stretchy="false">∗</mo>
            <mrow/>
          </mrow>
        </msubsup>
      </mrow>
      <mrow>
        <msub>
          <mi>E</mi>
          <mi>x</mi>
        </msub>
        <mo stretchy="false">+</mo>
        <msubsup>
          <mi>E</mi>
          <mi>y</mi>
          <mrow>
            <mrow/>
            <mo stretchy="false">∗</mo>
            <mrow/>
          </mrow>
        </msubsup>
      </mrow>
      <msub>
        <mi>E</mi>
        <mi>y</mi>
      </msub>
    </mrow>
    <annotation encoding="StarMath 5.0">I = bold E^{{}+{}} cdot bold E = [E^{{}*{}}_x E^{{}*{}}_y] cdot left [ binom{E_x}{E_y} right ] = E^{{}*{}}_x E_x + E^{{}*{}}_y E_y</annotation>
  </semantics>
</math>
</file>

<file path=Object 3/content.xml><?xml version="1.0" encoding="utf-8"?>
<math xmlns="http://www.w3.org/1998/Math/MathML" display="block">
  <semantics>
    <mrow>
      <mi>I</mi>
      <mo stretchy="false">=</mo>
      <mrow>
        <msubsup>
          <mi>E</mi>
          <mi>x</mi>
          <mn>2</mn>
        </msubsup>
        <mo stretchy="false">+</mo>
        <msubsup>
          <mi>E</mi>
          <mi>y</mi>
          <mn>2</mn>
        </msubsup>
      </mrow>
    </mrow>
    <annotation encoding="StarMath 5.0">I = E^2_x + E^2_y</annotation>
  </semantics>
</math>
</file>

<file path=Object 4/content.xml><?xml version="1.0" encoding="utf-8"?>
<math xmlns="http://www.w3.org/1998/Math/MathML" display="block">
  <semantics>
    <mrow>
      <mstyle mathvariant="bold">
        <mi>E</mi>
      </mstyle>
      <mo stretchy="false">=</mo>
      <mrow>
        <mo fence="true" stretchy="true">[</mo>
        <mrow>
          <mtable>
            <mtr>
              <mtd>
                <mn>1</mn>
              </mtd>
            </mtr>
            <mtr>
              <mtd>
                <mn>0</mn>
              </mtd>
            </mtr>
          </mtable>
        </mrow>
        <mo fence="true" stretchy="true">]</mo>
      </mrow>
    </mrow>
    <annotation encoding="StarMath 5.0">bold E = left [ binom{1}{0} right ] </annotation>
  </semantics>
</math>
</file>

<file path=Object 5/content.xml><?xml version="1.0" encoding="utf-8"?>
<math xmlns="http://www.w3.org/1998/Math/MathML" display="block">
  <semantics>
    <mrow>
      <mstyle mathvariant="bold">
        <mi>E</mi>
      </mstyle>
      <mo stretchy="false">=</mo>
      <mrow>
        <mo fence="true" stretchy="true">[</mo>
        <mrow>
          <mtable>
            <mtr>
              <mtd>
                <mn>0</mn>
              </mtd>
            </mtr>
            <mtr>
              <mtd>
                <mn>1</mn>
              </mtd>
            </mtr>
          </mtable>
        </mrow>
        <mo fence="true" stretchy="true">]</mo>
      </mrow>
    </mrow>
    <annotation encoding="StarMath 5.0">bold E = left [ binom{0}{1} right ] </annotation>
  </semantics>
</math>
</file>

<file path=Object 6/content.xml><?xml version="1.0" encoding="utf-8"?>
<math xmlns="http://www.w3.org/1998/Math/MathML" display="block">
  <semantics>
    <mi mathvariant="normal">α</mi>
    <annotation encoding="StarMath 5.0">%alpha</annotation>
  </semantics>
</math>
</file>

<file path=Object 7/content.xml><?xml version="1.0" encoding="utf-8"?>
<math xmlns="http://www.w3.org/1998/Math/MathML" display="block">
  <semantics>
    <mrow>
      <mstyle mathvariant="bold">
        <mi>E</mi>
      </mstyle>
      <mo stretchy="false">=</mo>
      <mrow>
        <mo fence="true" stretchy="true">[</mo>
        <mrow>
          <mtable>
            <mtr>
              <mtd>
                <mrow>
                  <mi>cos</mi>
                  <mi mathvariant="normal">α</mi>
                </mrow>
              </mtd>
            </mtr>
            <mtr>
              <mtd>
                <mrow>
                  <mi>sin</mi>
                  <mi mathvariant="normal">α</mi>
                </mrow>
              </mtd>
            </mtr>
          </mtable>
        </mrow>
        <mo fence="true" stretchy="true">]</mo>
      </mrow>
    </mrow>
    <annotation encoding="StarMath 5.0">bold E = left [ binom{cos %alpha}{sin %alpha} right ] </annotation>
  </semantics>
</math>
</file>

<file path=Object 8/content.xml><?xml version="1.0" encoding="utf-8"?>
<math xmlns="http://www.w3.org/1998/Math/MathML" display="block">
  <semantics>
    <mi mathvariant="normal">α</mi>
    <annotation encoding="StarMath 5.0">%alpha</annotation>
  </semantics>
</math>
</file>

<file path=Object 9/content.xml><?xml version="1.0" encoding="utf-8"?>
<math xmlns="http://www.w3.org/1998/Math/MathML" display="block">
  <semantics>
    <mrow>
      <mo fence="true" stretchy="true">[</mo>
      <mrow>
        <mtable>
          <mtr>
            <mtd>
              <mn>1</mn>
            </mtd>
            <mtd>
              <mn>0</mn>
            </mtd>
          </mtr>
          <mtr>
            <mtd>
              <mn>0</mn>
            </mtd>
            <mtd>
              <mn>0</mn>
            </mtd>
          </mtr>
        </mtable>
      </mrow>
      <mo fence="true" stretchy="true">]</mo>
    </mrow>
    <annotation encoding="StarMath 5.0">left [ matrix{1 # 0 ## 0 # 0} right ] </annotation>
  </semantics>
</math>
</file>